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company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reet_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province</text:p>
          </table:table-cell>
          <table:table-cell office:value-type="string" calcext:value-type="string">
            <text:p>postalzip_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illing_phone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SAILESH</text:p>
          </table:table-cell>
          <table:table-cell office:value-type="string" calcext:value-type="string">
            <text:p>BALIY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<text:a xlink:href="mailto:SS@GMAIL.COM" xlink:type="simple">SS@GMAIL.COM</text:a></text:p>
          </table:table-cell>
          <table:table-cell office:value-type="float" office:value="8980002360" calcext:value-type="float">
            <text:p>8980002360</text:p>
          </table:table-cell>
          <table:table-cell office:value-type="string" calcext:value-type="string">
            <text:p>BHHU KUTCH</text:p>
          </table:table-cell>
          <table:table-cell office:value-type="string" calcext:value-type="string">
            <text:p>BHUJ</text:p>
          </table:table-cell>
          <table:table-cell office:value-type="string" calcext:value-type="string">
            <text:p>GUJARAT</text:p>
          </table:table-cell>
          <table:table-cell office:value-type="float" office:value="370001" calcext:value-type="float">
            <text:p>370001</text:p>
          </table:table-cell>
          <table:table-cell office:value-type="string" calcext:value-type="string">
            <text:p>INDIA</text:p>
          </table:table-cell>
          <table:table-cell office:value-type="float" office:value="8866032837" calcext:value-type="float">
            <text:p>8866032837</text:p>
          </table:table-cell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S VENDOR</text:p>
          </table:table-cell>
          <table:table-cell office:value-type="string" calcext:value-type="string">
            <text:p>BALIY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<text:a xlink:href="mailto:VENDOR@GMAIL.COM" xlink:type="simple">VENDOR@GMAIL.COM</text:a></text:p>
          </table:table-cell>
          <table:table-cell office:value-type="float" office:value="8980002360" calcext:value-type="float">
            <text:p>8980002360</text:p>
          </table:table-cell>
          <table:table-cell office:value-type="string" calcext:value-type="string">
            <text:p>BHHU KUTCH</text:p>
          </table:table-cell>
          <table:table-cell office:value-type="string" calcext:value-type="string">
            <text:p>BHUJ</text:p>
          </table:table-cell>
          <table:table-cell office:value-type="string" calcext:value-type="string">
            <text:p>GUJARAT</text:p>
          </table:table-cell>
          <table:table-cell office:value-type="float" office:value="370001" calcext:value-type="float">
            <text:p>370001</text:p>
          </table:table-cell>
          <table:table-cell office:value-type="string" calcext:value-type="string">
            <text:p>INDIA</text:p>
          </table:table-cell>
          <table:table-cell office:value-type="float" office:value="8866032837" calcext:value-type="float">
            <text:p>8866032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6:08:32.197305205</meta:creation-date>
    <dc:date>2020-03-13T16:13:36.568115996</dc:date>
    <meta:editing-duration>PT5M11S</meta:editing-duration>
    <meta:editing-cycles>1</meta:editing-cycles>
    <meta:document-statistic meta:table-count="1" meta:cell-count="36" meta:object-count="0"/>
    <meta:generator>LibreOffice/6.2.8.2$Linux_X86_64 LibreOffice_project/20$Build-2</meta:generator>
  </office:meta>
</office:document-meta>
</file>